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margin-top="0in" fo:margin-bottom="0.0598in" loext:contextual-spacing="false" fo:text-align="justify" style:justify-single-word="false" fo:text-indent="0.1201in" style:auto-text-indent="false"/>
      <style:text-properties fo:language="en" fo:country="GB" officeooo:rsid="0000b5b5" officeooo:paragraph-rsid="0008149f"/>
    </style:style>
    <style:style style:name="P2" style:family="paragraph" style:parent-style-name="Standard">
      <style:paragraph-properties fo:margin-left="0in" fo:margin-right="0in" fo:margin-top="0in" fo:margin-bottom="0.0598in" loext:contextual-spacing="false" fo:text-align="justify" style:justify-single-word="false" fo:text-indent="0.1201in" style:auto-text-indent="false"/>
      <style:text-properties fo:language="en" fo:country="GB" officeooo:rsid="0000b5b5" officeooo:paragraph-rsid="000cedf6"/>
    </style:style>
    <style:style style:name="P3" style:family="paragraph" style:parent-style-name="Standard">
      <style:paragraph-properties fo:margin-left="0in" fo:margin-right="0in" fo:margin-top="0in" fo:margin-bottom="0.0598in" loext:contextual-spacing="false" fo:text-align="justify" style:justify-single-word="false" fo:text-indent="0.1201in" style:auto-text-indent="false"/>
      <style:text-properties fo:language="en" fo:country="GB" officeooo:rsid="000cad3b" officeooo:paragraph-rsid="00200aa8"/>
    </style:style>
    <style:style style:name="P4" style:family="paragraph" style:parent-style-name="Standard">
      <style:paragraph-properties fo:margin-left="0in" fo:margin-right="0in" fo:margin-top="0in" fo:margin-bottom="0.0598in" loext:contextual-spacing="false" fo:text-align="justify" style:justify-single-word="false" fo:text-indent="0.1201in" style:auto-text-indent="false"/>
      <style:text-properties fo:language="en" fo:country="GB" officeooo:rsid="0009d507" officeooo:paragraph-rsid="000b5d79"/>
    </style:style>
    <style:style style:name="P5" style:family="paragraph" style:parent-style-name="Standard">
      <style:paragraph-properties fo:margin-left="0in" fo:margin-right="0in" fo:margin-top="0.0598in" fo:margin-bottom="0.0598in" loext:contextual-spacing="false" fo:text-align="justify" style:justify-single-word="false" fo:text-indent="0.1201in" style:auto-text-indent="false"/>
      <style:text-properties fo:language="en" fo:country="GB" officeooo:rsid="000eca50" officeooo:paragraph-rsid="00200aa8"/>
    </style:style>
    <style:style style:name="P6" style:family="paragraph" style:parent-style-name="Standard" style:master-page-name="">
      <loext:graphic-properties draw:fill="none"/>
      <style:paragraph-properties fo:margin-left="0in" fo:margin-right="0in" fo:margin-top="0in" fo:margin-bottom="0in" loext:contextual-spacing="false" fo:text-align="justify" style:justify-single-word="false" fo:text-indent="0.1252in" style:auto-text-indent="false" style:page-number="auto" fo:background-color="transparent"/>
      <style:text-properties fo:language="en" fo:country="GB" officeooo:rsid="00200aa8" officeooo:paragraph-rsid="00200aa8"/>
    </style:style>
    <style:style style:name="P7" style:family="paragraph" style:parent-style-name="Standard">
      <loext:graphic-properties draw:fill="none"/>
      <style:paragraph-properties fo:margin-left="0in" fo:margin-right="0in" fo:margin-top="0in" fo:margin-bottom="0in" loext:contextual-spacing="false" fo:text-align="justify" style:justify-single-word="false" fo:text-indent="0.1252in" style:auto-text-indent="false" fo:background-color="transparent"/>
      <style:text-properties fo:language="en" fo:country="GB" officeooo:rsid="00200aa8" officeooo:paragraph-rsid="00200aa8"/>
    </style:style>
    <style:style style:name="P8" style:family="paragraph" style:parent-style-name="Standard">
      <loext:graphic-properties draw:fill="none"/>
      <style:paragraph-properties fo:margin-left="0in" fo:margin-right="0in" fo:margin-top="0in" fo:margin-bottom="0in" loext:contextual-spacing="false" fo:text-align="justify" style:justify-single-word="false" fo:text-indent="0.1252in" style:auto-text-indent="false" fo:background-color="transparent"/>
      <style:text-properties fo:language="en" fo:country="GB" officeooo:rsid="00200aa8" officeooo:paragraph-rsid="0022ac30"/>
    </style:style>
    <style:style style:name="P9" style:family="paragraph" style:parent-style-name="Standard">
      <loext:graphic-properties draw:fill="none"/>
      <style:paragraph-properties fo:margin-left="0in" fo:margin-right="0in" fo:margin-top="0in" fo:margin-bottom="0in" loext:contextual-spacing="false" fo:text-align="justify" style:justify-single-word="false" fo:text-indent="0.1252in" style:auto-text-indent="false" fo:background-color="transparent"/>
      <style:text-properties fo:language="en" fo:country="GB" officeooo:rsid="00200aa8" officeooo:paragraph-rsid="002542ce"/>
    </style:style>
    <style:style style:name="P10" style:family="paragraph" style:parent-style-name="Standard" style:master-page-name="">
      <loext:graphic-properties draw:fill="none"/>
      <style:paragraph-properties fo:margin-left="1in" fo:margin-right="1in" fo:margin-top="0in" fo:margin-bottom="0.1799in" loext:contextual-spacing="false" fo:text-align="center" style:justify-single-word="false" fo:text-indent="0in" style:auto-text-indent="false" style:page-number="auto" fo:background-color="transparent"/>
      <style:text-properties fo:language="en" fo:country="GB" fo:font-weight="bold" officeooo:rsid="0000b5b5" officeooo:paragraph-rsid="0000b5b5" style:font-weight-asian="bold" style:font-weight-complex="bold"/>
    </style:style>
    <style:style style:name="T1" style:family="text">
      <style:text-properties officeooo:rsid="0008149f"/>
    </style:style>
    <style:style style:name="T2" style:family="text">
      <style:text-properties officeooo:rsid="0009d507"/>
    </style:style>
    <style:style style:name="T3" style:family="text">
      <style:text-properties officeooo:rsid="000a849c"/>
    </style:style>
    <style:style style:name="T4" style:family="text">
      <style:text-properties officeooo:rsid="000b5d79"/>
    </style:style>
    <style:style style:name="T5" style:family="text">
      <style:text-properties officeooo:rsid="000cedf6"/>
    </style:style>
    <style:style style:name="T6" style:family="text">
      <style:text-properties officeooo:rsid="001c14e7"/>
    </style:style>
    <style:style style:name="T7" style:family="text">
      <style:text-properties fo:font-style="italic" officeooo:rsid="001c14e7" style:font-style-asian="italic" style:font-style-complex="italic"/>
    </style:style>
    <style:style style:name="T8" style:family="text">
      <style:text-properties officeooo:rsid="0021fb05"/>
    </style:style>
    <style:style style:name="T9" style:family="text">
      <style:text-properties officeooo:rsid="0022ac3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etermining the composition and structure of hot Jupiter atmospheres using high-resolution spectroscopy</text:p>
      <text:p text:style-name="P1">Studying the composition and structure of hot Jupiter atmospheres is very important not only to understand their own physics, but also the dynamics of planetary systems' formation and evolutio<text:span text:style-name="T1">n. </text:span>It may give important clues about the initial composition of the protoplanetary disk and <text:span text:style-name="T2">(because molecules have their ice lines at different distances from the star) </text:span>even the region within this disk where the exoplanet itself was formed, assuming <text:span text:style-name="T2">it kept its primordial composition.</text:span></text:p>
      <text:p text:style-name="P2">When observing a planetary system, the obtained spectrum is the combination of both the light <text:span text:style-name="T1">of</text:span> the star and <text:span text:style-name="T1">of </text:span>the surrounding exoplanets. <text:span text:style-name="T2">However, although </text:span>the star features <text:span text:style-name="T1">are always</text:span> much stronger, <text:span text:style-name="T1">it is still possible to remove its signal and isolate the features coming just from a hot Jupiter, for instance. For that, h</text:span>igh-resolution spectroscopy is <text:span text:style-name="T2">needed, since it reveals the unique features of the molecular spectrum of the planet (such as rovibrational lines in CO).</text:span></text:p>
      <text:p text:style-name="P4">For this specific project, I will <text:span text:style-name="T8">develop a pipeline that analyses</text:span> high-resolution spectra from planetary systems containing a hot Jupiter, with the goal of <text:span text:style-name="T3">finding from a list of possible models for</text:span> its atmosphere's composition and structure<text:span text:style-name="T3"> the best-matching one</text:span>. <text:span text:style-name="T5">My pipeline will receive, clean and align </text:span>spectra <text:span text:style-name="T3">from the same system </text:span>measured at different times, <text:span text:style-name="T4">then it will iteratively use Principle Component Analysis (PCA) to better clean the data and remove the star signal and its effects, so that it will finally end up only with the isolated hot Jupiter's features. After that, cross-correlation will be used to test which one of the possible models is the best-matching one – a match whose parameters will characterize the hot Jupiter's atmosphere, with a certain significance.</text:span></text:p>
      <text:p text:style-name="P3"><text:span text:style-name="T6">Given that my </text:span><text:span text:style-name="T7">Studiefinanciering</text:span><text:span text:style-name="T6"> requires me to have a job for a minimum of 14 hours per week, the following i</text:span>s <text:span text:style-name="T8">an approximate project timeline, which I will nominally spend 20 hours a week on.</text:span></text:p>
      <text:p text:style-name="P6">December 2017: completed end-to-end pipeline.</text:p>
      <text:p text:style-name="P7">January 2018: first <text:span text:style-name="T8">draft</text:span> of the introduction section of my report.</text:p>
      <text:p text:style-name="P7">February 2018: refined pipeline and first <text:span text:style-name="T8">draft</text:span> of the observations section of my report.</text:p>
      <text:p text:style-name="P7">March 2018: first <text:span text:style-name="T8">draft</text:span> of the method section of <text:span text:style-name="T8">my report</text:span>.</text:p>
      <text:p text:style-name="P7">April 2018: extraction of the first results and first <text:span text:style-name="T8">draft</text:span> of the results section of <text:span text:style-name="T8">my report</text:span>.</text:p>
      <text:p text:style-name="P9">May 2018: final version <text:span text:style-name="T9">of the pipeline, assessment of the statistical significance of my results and </text:span>first <text:span text:style-name="T8">draft</text:span> of the <text:span text:style-name="T8">discussion</text:span> section of <text:span text:style-name="T8">my report</text:span>.</text:p>
      <text:p text:style-name="P8">June 2018: first draft of the final paper.</text:p>
      <text:p text:style-name="P7">July 2018: thesis presentation.</text:p>
      <text:p text:style-name="P7">August 2018: thesis <text:span text:style-name="T8">report </text:span>submission in its final and definite version.</text:p>
      <text:p text:style-name="P5">Depending on the outcome of my results, I will also begin investigating ways to perform a deeper exploration of the planetary atmosphere by combining my results with other complementary measurements in the liter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13:04:43.836309087</meta:creation-date>
    <dc:date>2017-12-08T16:39:09.410396622</dc:date>
    <meta:editing-duration>PT1H37M52S</meta:editing-duration>
    <meta:editing-cycles>15</meta:editing-cycles>
    <meta:generator>LibreOffice/5.1.6.2$Linux_X86_64 LibreOffice_project/10m0$Build-2</meta:generator>
    <meta:document-statistic meta:table-count="0" meta:image-count="0" meta:object-count="0" meta:page-count="1" meta:paragraph-count="15" meta:word-count="460" meta:character-count="2913" meta:non-whitespace-character-count="2467"/>
  </office:meta>
</office:document-meta>
</file>